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</office:automatic-styles>
  <office:body>
    <office:spreadsheet>
      <table:table table:name="Tabelle1" table:style-name="ta1" table:print="false">
        <table:table-column table:style-name="co1" table:number-columns-repeated="256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24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24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table:number-columns-repeated="24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24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47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table:number-columns-repeated="249"/>
        </table:table-row>
        <table:table-row table:style-name="ro1">
          <table:table-cell table:number-columns-repeated="7" office:value-type="float" office:value="1">
            <text:p>1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table:number-columns-repeated="249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249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  <table:table-cell table:number-columns-repeated="249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table:number-columns-repeated="249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number-columns-repeated="249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57">
            <text:p>57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table:number-columns-repeated="24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49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53">
            <text:p>53</text:p>
          </table:table-cell>
          <table:table-cell table:number-columns-repeated="24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249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 table:number-columns-repeated="24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table:number-columns-repeated="249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61">
            <text:p>61</text:p>
          </table:table-cell>
          <table:table-cell table:number-columns-repeated="249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1">
          <table:table-cell table:number-columns-repeated="5"/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table:number-columns-repeated="249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249"/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51">
            <text:p>51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49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table:number-columns-repeated="249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number-columns-repeated="249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 office:value-type="float" office:value="59">
            <text:p>59</text:p>
          </table:table-cell>
          <table:table-cell table:number-columns-repeated="249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49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table:number-columns-repeated="249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/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table:number-columns-repeated="249"/>
        </table:table-row>
        <table:table-row table:style-name="ro1">
          <table:table-cell table:number-columns-repeated="5"/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table:number-columns-repeated="249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x00</text:p>
          </table:table-cell>
          <table:table-cell office:value-type="string">
            <text:p>0x000</text:p>
          </table:table-cell>
          <table:table-cell/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0x10</text:p>
          </table:table-cell>
          <table:table-cell office:value-type="string">
            <text:p>0x100</text:p>
          </table:table-cell>
          <table:table-cell/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0x01</text:p>
          </table:table-cell>
          <table:table-cell office:value-type="string">
            <text:p>0x010</text:p>
          </table:table-cell>
          <table:table-cell/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0x11</text:p>
          </table:table-cell>
          <table:table-cell office:value-type="string">
            <text:p>0x110</text:p>
          </table:table-cell>
          <table:table-cell/>
          <table:table-cell office:value-type="float" office:value="32">
            <text:p>32</text:p>
          </table:table-cell>
          <table:table-cell office:value-type="float" office:value="63">
            <text:p>63</text:p>
          </table:table-cell>
          <table:table-cell table:number-columns-repeated="249"/>
        </table:table-row>
        <table:table-row table:style-name="ro1">
          <table:table-cell table:number-columns-repeated="3"/>
          <table:table-cell office:value-type="string">
            <text:p>0x00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number-columns-repeated="3"/>
          <table:table-cell office:value-type="string">
            <text:p>0x101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0x011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249"/>
        </table:table-row>
        <table:table-row table:style-name="ro1">
          <table:table-cell table:number-columns-repeated="3"/>
          <table:table-cell office:value-type="string">
            <text:p>0x111</text:p>
          </table:table-cell>
          <table:table-cell table:number-columns-repeated="252"/>
        </table:table-row>
        <table:table-row table:style-name="ro1">
          <table:table-cell table:number-columns-repeated="6"/>
          <table:table-cell office:value-type="float" office:value="10">
            <text:p>10</text:p>
          </table:table-cell>
          <table:table-cell table:number-columns-repeated="249"/>
        </table:table-row>
        <table:table-row table:style-name="ro1">
          <table:table-cell table:number-columns-repeated="3"/>
          <table:table-cell office:value-type="string">
            <text:p>ARGGG!</text:p>
          </table:table-cell>
          <table:table-cell table:number-columns-repeated="252"/>
        </table:table-row>
        <table:table-row table:style-name="ro1">
          <table:table-cell table:number-columns-repeated="6"/>
          <table:table-cell office:value-type="float" office:value="26">
            <text:p>26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6"/>
          <table:table-cell office:value-type="float" office:value="6">
            <text:p>6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6"/>
          <table:table-cell office:value-type="float" office:value="22">
            <text:p>22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6"/>
          <table:table-cell office:value-type="float" office:value="30">
            <text:p>3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6"/>
          <table:table-cell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6"/>
          <table:table-cell office:value-type="float" office:value="20">
            <text:p>2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6"/>
          <table:table-cell office:value-type="float" office:value="12">
            <text:p>12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6"/>
          <table:table-cell office:value-type="float" office:value="28">
            <text:p>2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6"/>
          <table:table-cell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6"/>
          <table:table-cell office:value-type="float" office:value="24">
            <text:p>24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6"/>
          <table:table-cell office:value-type="float" office:value="16">
            <text:p>16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6"/>
          <table:table-cell office:value-type="float" office:value="32">
            <text:p>32</text:p>
          </table:table-cell>
          <table:table-cell table:number-columns-repeated="249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17">17.08.2007</text:date>, <text:time>00:19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tut tut</meta:initial-creator>
    <meta:creation-date>2007-08-16T22:50:36</meta:creation-date>
    <dc:creator>tut tut</dc:creator>
    <dc:date>2007-08-17T00:19:08</dc:date>
    <dc:language>de-DE</dc:language>
    <meta:editing-cycles>2</meta:editing-cycles>
    <meta:editing-duration>PT1H28M40S</meta:editing-duration>
    <meta:user-defined meta:name="Info 1"/>
    <meta:user-defined meta:name="Info 2"/>
    <meta:user-defined meta:name="Info 3"/>
    <meta:user-defined meta:name="Info 4"/>
    <meta:document-statistic meta:table-count="3" meta:cell-count="193"/>
  </office:meta>
</office:document-meta>
</file>